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nux Biolinum G" svg:font-family="'Linux Biolinum G'" style:font-pitch="variable"/>
    <style:font-face style:name="Source Serif Pro Semibold1" svg:font-family="'Source Serif Pro Semibold'" style:font-pitch="variable"/>
    <style:font-face style:name="Liberation Serif" svg:font-family="'Liberation Serif'" style:font-family-generic="roman" style:font-pitch="variable"/>
    <style:font-face style:name="Source Serif Pro Semibold" svg:font-family="'Source Serif Pro Semibold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13d7" officeooo:paragraph-rsid="000413d7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11pt" officeooo:rsid="000413d7" officeooo:paragraph-rsid="000413d7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Linux Biolinum G" fo:font-size="11pt" officeooo:rsid="0005b462" officeooo:paragraph-rsid="0005b462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size="11pt" fo:font-weight="normal" officeooo:rsid="00041874" officeooo:paragraph-rsid="0004187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nux Biolinum G" fo:font-size="11pt" fo:font-weight="normal" officeooo:rsid="00041874" officeooo:paragraph-rsid="0005b46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nux Biolinum G" fo:font-size="11pt" fo:font-style="italic" fo:font-weight="normal" officeooo:rsid="00041874" officeooo:paragraph-rsid="0006ddd5" style:font-size-asian="9.60000038146973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nux Biolinum G" fo:font-size="11pt" fo:font-style="italic" style:text-underline-style="none" fo:font-weight="normal" officeooo:rsid="000a055f" officeooo:paragraph-rsid="000a055f" style:font-size-asian="9.60000038146973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nux Biolinum G" fo:font-size="12pt" fo:font-weight="bold" officeooo:rsid="000413d7" officeooo:paragraph-rsid="000413d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nux Biolinum G" fo:font-size="12pt" fo:font-weight="bold" officeooo:rsid="000413d7" officeooo:paragraph-rsid="0006ddd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nux Biolinum G" fo:font-size="12pt" style:text-underline-style="solid" style:text-underline-width="auto" style:text-underline-color="font-color" fo:font-weight="bold" officeooo:rsid="000413d7" officeooo:paragraph-rsid="000413d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nux Biolinum G" fo:font-size="12pt" style:text-underline-style="solid" style:text-underline-width="auto" style:text-underline-color="font-color" fo:font-weight="bold" officeooo:rsid="000413d7" officeooo:paragraph-rsid="0006ddd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nux Biolinum G" fo:font-size="12pt" fo:font-style="italic" style:text-underline-style="solid" style:text-underline-width="auto" style:text-underline-color="font-color" fo:font-weight="bold" officeooo:rsid="000413d7" officeooo:paragraph-rsid="0006ddd5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nux Biolinum G" fo:font-size="12pt" fo:font-style="italic" style:text-underline-style="solid" style:text-underline-width="auto" style:text-underline-color="font-color" fo:font-weight="bold" officeooo:rsid="000413d7" officeooo:paragraph-rsid="000a055f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nux Biolinum G" fo:font-size="12pt" fo:font-style="italic" style:text-underline-style="solid" style:text-underline-width="auto" style:text-underline-color="font-color" fo:font-weight="bold" officeooo:rsid="000413d7" officeooo:paragraph-rsid="000eedfb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nux Biolinum G" fo:font-size="12pt" fo:font-style="normal" style:text-underline-style="none" fo:font-weight="bold" officeooo:rsid="000413d7" officeooo:paragraph-rsid="0006ddd5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nux Biolinum G" fo:font-size="18pt" officeooo:rsid="000413d7" officeooo:paragraph-rsid="000413d7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officeooo:paragraph-rsid="0006f52d"/>
    </style:style>
    <style:style style:name="P18" style:family="paragraph" style:parent-style-name="Standard">
      <style:paragraph-properties fo:text-align="start" style:justify-single-word="false"/>
      <style:text-properties officeooo:paragraph-rsid="000413d7"/>
    </style:style>
    <style:style style:name="P19" style:family="paragraph" style:parent-style-name="Standard">
      <style:paragraph-properties fo:text-align="start" style:justify-single-word="false"/>
      <style:text-properties officeooo:paragraph-rsid="0005b462"/>
    </style:style>
    <style:style style:name="P20" style:family="paragraph" style:parent-style-name="Standard">
      <style:paragraph-properties fo:text-align="start" style:justify-single-word="false"/>
      <style:text-properties officeooo:paragraph-rsid="0006ddd5"/>
    </style:style>
    <style:style style:name="P21" style:family="paragraph" style:parent-style-name="Standard">
      <style:paragraph-properties fo:text-align="start" style:justify-single-word="false"/>
      <style:text-properties officeooo:paragraph-rsid="0006f52d"/>
    </style:style>
    <style:style style:name="P22" style:family="paragraph" style:parent-style-name="Standard">
      <style:paragraph-properties fo:text-align="start" style:justify-single-word="false"/>
      <style:text-properties officeooo:paragraph-rsid="000a055f"/>
    </style:style>
    <style:style style:name="P23" style:family="paragraph" style:parent-style-name="Standard">
      <style:paragraph-properties fo:text-align="start" style:justify-single-word="false"/>
      <style:text-properties officeooo:rsid="0006f52d" officeooo:paragraph-rsid="0006f52d"/>
    </style:style>
    <style:style style:name="P24" style:family="paragraph" style:parent-style-name="Standard">
      <style:paragraph-properties fo:text-align="center" style:justify-single-word="false"/>
      <style:text-properties officeooo:rsid="0006f52d" officeooo:paragraph-rsid="0006f52d"/>
    </style:style>
    <style:style style:name="P25" style:family="paragraph" style:parent-style-name="Standard">
      <style:paragraph-properties fo:text-align="start" style:justify-single-word="false"/>
      <style:text-properties officeooo:rsid="0008bb18" officeooo:paragraph-rsid="0008bb18"/>
    </style:style>
    <style:style style:name="P26" style:family="paragraph" style:parent-style-name="Standard">
      <style:paragraph-properties fo:text-align="start" style:justify-single-word="false"/>
      <style:text-properties fo:font-style="italic" officeooo:paragraph-rsid="000eedfb" style:font-style-asian="italic" style:font-style-complex="italic"/>
    </style:style>
    <style:style style:name="P27" style:family="paragraph" style:parent-style-name="Standard">
      <style:paragraph-properties fo:text-align="start" style:justify-single-word="false" fo:break-before="page"/>
      <style:text-properties style:font-name="Linux Biolinum G" fo:font-size="18pt" fo:font-weight="bold" officeooo:rsid="0006ddd5" officeooo:paragraph-rsid="0006ddd5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nux Biolinum G" fo:font-size="18pt" fo:font-weight="bold" officeooo:rsid="000a055f" officeooo:paragraph-rsid="000a055f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nux Biolinum G" fo:font-size="18pt" fo:font-weight="bold" officeooo:rsid="000eedfb" officeooo:paragraph-rsid="000eedfb" style:font-size-asian="18pt" style:font-weight-asian="bold" style:font-size-complex="18pt" style:font-weight-complex="bold"/>
    </style:style>
    <style:style style:name="T1" style:family="text">
      <style:text-properties style:font-name="Source Serif Pro Semibold" fo:font-size="10.5pt" fo:font-weight="normal" style:font-size-asian="10.5pt" style:font-weight-asian="normal" style:font-weight-complex="normal"/>
    </style:style>
    <style:style style:name="T2" style:family="text">
      <style:text-properties style:font-name="Source Serif Pro Semibold" fo:font-size="10.5pt" fo:font-weight="normal" style:font-size-asian="10.5pt" style:font-weight-asian="normal" style:font-size-complex="11pt" style:font-weight-complex="normal"/>
    </style:style>
    <style:style style:name="T3" style:family="text">
      <style:text-properties style:font-name="Source Serif Pro Semibold" fo:font-size="10.5pt" fo:font-weight="normal" officeooo:rsid="000413d7" style:font-size-asian="10.5pt" style:font-weight-asian="normal" style:font-size-complex="11pt" style:font-weight-complex="normal"/>
    </style:style>
    <style:style style:name="T4" style:family="text">
      <style:text-properties style:font-name="Linux Biolinum G"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style:font-name="Linux Biolinum G" fo:font-size="11pt" fo:font-weight="normal" officeooo:rsid="000413d7" style:font-size-asian="9.60000038146973pt" style:font-weight-asian="normal" style:font-size-complex="11pt" style:font-weight-complex="normal"/>
    </style:style>
    <style:style style:name="T6" style:family="text">
      <style:text-properties style:font-name="Linux Biolinum G" fo:font-size="11pt" fo:font-weight="normal" officeooo:rsid="00041874" style:font-size-asian="9.60000038146973pt" style:font-weight-asian="normal" style:font-size-complex="11pt" style:font-weight-complex="normal"/>
    </style:style>
    <style:style style:name="T7" style:family="text">
      <style:text-properties style:font-name="Linux Biolinum G" fo:font-size="11pt" fo:font-weight="normal" officeooo:rsid="0005b462" style:font-size-asian="9.60000038146973pt" style:font-weight-asian="normal" style:font-size-complex="11pt" style:font-weight-complex="normal"/>
    </style:style>
    <style:style style:name="T8" style:family="text">
      <style:text-properties style:font-name="Linux Biolinum G" fo:font-size="11pt" fo:font-weight="normal" officeooo:rsid="000a055f" style:font-size-asian="9.60000038146973pt" style:font-weight-asian="normal" style:font-size-complex="11pt" style:font-weight-complex="normal"/>
    </style:style>
    <style:style style:name="T9" style:family="text">
      <style:text-properties style:font-name="Linux Biolinum G" fo:font-size="11pt" fo:font-weight="bold" style:font-size-asian="9.60000038146973pt" style:font-weight-asian="bold" style:font-size-complex="11pt" style:font-weight-complex="bold"/>
    </style:style>
    <style:style style:name="T10" style:family="text">
      <style:text-properties style:font-name="Linux Biolinum G" fo:font-size="11pt" fo:font-weight="bold" officeooo:rsid="000413d7" style:font-size-asian="9.60000038146973pt" style:font-weight-asian="bold" style:font-size-complex="11pt" style:font-weight-complex="bold"/>
    </style:style>
    <style:style style:name="T11" style:family="text">
      <style:text-properties style:font-name="Linux Biolinum G" fo:font-size="11pt" fo:font-weight="bold" officeooo:rsid="00041874" style:font-size-asian="9.60000038146973pt" style:font-weight-asian="bold" style:font-size-complex="11pt" style:font-weight-complex="bold"/>
    </style:style>
    <style:style style:name="T12" style:family="text">
      <style:text-properties style:font-name="Linux Biolinum G" fo:font-size="11pt" fo:font-weight="bold" officeooo:rsid="0005b462" style:font-size-asian="9.60000038146973pt" style:font-weight-asian="bold" style:font-size-complex="11pt" style:font-weight-complex="bold"/>
    </style:style>
    <style:style style:name="T13" style:family="text">
      <style:text-properties style:font-name="Linux Biolinum G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font-name="Linux Biolinum G" fo:font-size="11pt" fo:font-style="normal" style:text-underline-style="none" fo:font-weight="normal" officeooo:rsid="0006ddd5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Linux Biolinum G" fo:font-size="11pt" fo:font-style="normal" style:text-underline-style="none" fo:font-weight="normal" officeooo:rsid="0006f52d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Linux Biolinum G" fo:font-size="11pt" fo:font-style="normal" style:text-underline-style="none" fo:font-weight="normal" officeooo:rsid="000413d7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Linux Biolinum G" fo:font-size="11pt" fo:font-style="normal" style:text-underline-style="none" fo:font-weight="normal" officeooo:rsid="0008bb18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Linux Biolinum G" fo:font-size="11pt" fo:font-style="normal" style:text-underline-style="none" fo:font-weight="normal" officeooo:rsid="000a055f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Linux Biolinum G" fo:font-size="11pt" fo:font-style="normal" style:text-underline-style="none" fo:font-weight="normal" officeooo:rsid="000d00b3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Linux Biolinum G" fo:font-size="11pt" fo:font-style="normal" style:text-underline-style="none" fo:font-weight="normal" officeooo:rsid="000eedfb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Linux Biolinum G" fo:font-size="11pt" fo:font-style="normal" style:text-underline-style="none" fo:font-weight="bold" officeooo:rsid="0006ddd5" style:font-size-asian="9.60000038146973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Linux Biolinum G" fo:font-size="11pt" fo:font-style="normal" style:text-underline-style="none" fo:font-weight="bold" officeooo:rsid="0006f52d" style:font-size-asian="9.60000038146973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Linux Biolinum G" fo:font-size="11pt" style:text-underline-style="none" fo:font-weight="normal" officeooo:rsid="000eedfb" style:font-size-asian="9.60000038146973pt" style:font-weight-asian="normal" style:font-size-complex="11pt" style:font-weight-complex="normal"/>
    </style:style>
    <style:style style:name="T24" style:family="text">
      <style:text-properties style:font-name="Source Serif Pro Semibold1" fo:font-size="10.5pt" fo:font-weight="normal" style:font-size-asian="10.5pt" style:font-weight-asian="normal" style:font-size-complex="11pt" style:font-weight-complex="normal"/>
    </style:style>
    <style:style style:name="T25" style:family="text">
      <style:text-properties style:font-name="Source Serif Pro Semibold1" fo:font-size="10.5pt" fo:font-weight="normal" officeooo:rsid="000413d7" style:font-size-asian="10.5pt" style:font-weight-asian="normal" style:font-size-complex="11pt" style:font-weight-complex="normal"/>
    </style:style>
    <style:style style:name="T26" style:family="text">
      <style:text-properties style:font-name="Source Serif Pro Semibold1" fo:font-size="10.5pt" fo:font-style="normal" style:text-underline-style="none" fo:font-weight="normal" officeooo:rsid="000413d7" style:font-size-asian="10.5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5b462" style:font-weight-asian="bold" style:font-weight-complex="bold"/>
    </style:style>
    <style:style style:name="T29" style:family="text">
      <style:text-properties officeooo:rsid="0005b462"/>
    </style:style>
    <style:style style:name="T30" style:family="text">
      <style:text-properties officeooo:rsid="0006ddd5"/>
    </style:style>
    <style:style style:name="T31" style:family="text">
      <style:text-properties fo:font-size="11pt" style:font-size-asian="9.60000038146973pt" style:font-size-complex="11pt"/>
    </style:style>
    <style:style style:name="T32" style:family="text">
      <style:text-properties fo:font-size="11pt" officeooo:rsid="0006ddd5" style:font-size-asian="9.60000038146973pt" style:font-size-complex="11pt"/>
    </style:style>
    <style:style style:name="T33" style:family="text">
      <style:text-properties fo:font-size="11pt" fo:font-weight="normal" officeooo:rsid="0006ddd5" style:font-size-asian="9.60000038146973pt" style:font-weight-asian="normal" style:font-size-complex="11pt" style:font-weight-complex="normal"/>
    </style:style>
    <style:style style:name="T34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officeooo:rsid="0006f52d"/>
    </style:style>
    <style:style style:name="T36" style:family="text">
      <style:text-properties officeooo:rsid="0008bb18"/>
    </style:style>
    <style:style style:name="T37" style:family="text">
      <style:text-properties officeooo:rsid="000a055f"/>
    </style:style>
    <style:style style:name="T38" style:family="text">
      <style:text-properties fo:font-style="normal" officeooo:rsid="000d00b3" style:font-style-asian="normal" style:font-style-complex="normal"/>
    </style:style>
    <style:style style:name="T39" style:family="text">
      <style:text-properties fo:font-style="normal" officeooo:rsid="000eedfb" style:font-style-asian="normal" style:font-style-complex="normal"/>
    </style:style>
    <style:style style:name="T40" style:family="text">
      <style:text-properties officeooo:rsid="000d00b3"/>
    </style:style>
    <style:style style:name="T41" style:family="text">
      <style:text-properties officeooo:rsid="000eed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[Logo da empresa de segurança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[Nome do(s) <text:s/>analista(s) responsável(eis))</text:p>
      <text:p text:style-name="P2">[Data/período do pentest]</text:p>
      <text:p text:style-name="P16"><text:soft-page-break/><text:span text:style-name="T27">Escopo</text:span></text:p>
      <text:p text:style-name="P10">__________________________________________________________________________________</text:p>
      <text:p text:style-name="P8"/>
      <text:p text:style-name="P18"><text:span text:style-name="T10">Tipo:</text:span><text:span text:style-name="T5"><text:tab/></text:span><text:span text:style-name="T1">☐</text:span><text:span text:style-name="T5"> Black Box <text:tab/></text:span><text:span text:style-name="T25">■</text:span><text:span text:style-name="T5"> Grey Box<text:tab/></text:span><text:span text:style-name="T25">☐</text:span><text:span text:style-name="T5"> White Box</text:span></text:p>
      <text:p text:style-name="P22"><text:span text:style-name="T5"><text:tab/></text:span><text:span text:style-name="T3">☐</text:span><text:span text:style-name="T5"> </text:span><text:span text:style-name="T8">Presencial</text:span><text:span text:style-name="T5"> <text:tab/></text:span><text:span text:style-name="T25">■</text:span><text:span text:style-name="T5"> </text:span><text:span text:style-name="T8">Remoto</text:span></text:p>
      <text:p text:style-name="P1"><text:span text:style-name="T9">Engenharia Social:</text:span><text:span text:style-name="T4"> <text:tab/></text:span><text:span text:style-name="T2">☐ <text:s/></text:span><text:span text:style-name="T4">Sim<text:tab/><text:tab/></text:span><text:span text:style-name="T24">■</text:span><text:span text:style-name="T2"> <text:s/></text:span><text:span text:style-name="T4">Não</text:span></text:p>
      <text:p text:style-name="P25"><text:span text:style-name="T9">Compliance:</text:span><text:span text:style-name="T4"> (Compliance seguida, se houver)</text:span></text:p>
      <text:p text:style-name="P18"><text:span text:style-name="T5"><text:tab/></text:span></text:p>
      <text:p text:style-name="P8"/>
      <text:p text:style-name="P4"><text:span text:style-name="T27">Regional Internet Protocol:</text:span><text:tab/>(RIR)</text:p>
      <text:p text:style-name="P4"><text:span text:style-name="T27">Provedor:</text:span><text:tab/><text:tab/><text:tab/>(ASN)</text:p>
      <text:p text:style-name="P4"><text:span text:style-name="T27">Domínios e Ips:</text:span><text:tab/><text:tab/>(Net block)</text:p>
      <text:p text:style-name="P4"><text:tab/><text:tab/><text:tab/><text:tab/>(Lista de Ips e Domínios)</text:p>
      <text:p text:style-name="P4"><text:tab/><text:tab/><text:tab/><text:tab/>(Lista de Ips e Domínios)</text:p>
      <text:p text:style-name="P4"/>
      <text:p text:style-name="P5"><text:span text:style-name="T28">Ferramentas Utilizadas</text:span><text:span text:style-name="T27">:</text:span></text:p>
      <text:p text:style-name="P5"><text:span text:style-name="T27"/></text:p>
      <text:p text:style-name="P5"><text:span text:style-name="T27"><text:tab/></text:span>(<text:span text:style-name="T29">Sistema Operacional)</text:span></text:p>
      <text:p text:style-name="P19"><text:span text:style-name="T11"><text:tab/></text:span><text:span text:style-name="T6">(</text:span><text:span text:style-name="T7">Navegadores / Browsers)</text:span></text:p>
      <text:p text:style-name="P19"><text:span text:style-name="T11"><text:tab/></text:span><text:span text:style-name="T6">(</text:span><text:span text:style-name="T7">Scanners – Se houver)</text:span></text:p>
      <text:p text:style-name="P19"><text:span text:style-name="T12"><text:tab/></text:span><text:span text:style-name="T7">(Clientes SSH, Telnet, FTP ou semelhantes – se houver)</text:span></text:p>
      <text:p text:style-name="P5"><text:span text:style-name="T28"><text:tab/></text:span><text:span text:style-name="T29">(Outras Ferramentas – se houver)</text:span></text:p>
      <text:p text:style-name="P5"><text:tab/><text:span text:style-name="T36">(Incluir links para os sites e/ou repositórios)</text:span></text:p>
      <text:p text:style-name="P5"/>
      <text:p text:style-name="P5"/>
      <text:p text:style-name="P27">Dados Coletados</text:p>
      <text:p text:style-name="P11">__________________________________________________________________________________</text:p>
      <text:p text:style-name="P9"/>
      <text:p text:style-name="P6"><text:span text:style-name="T30">Informações que você coletou do alvo, incluindo links. São dados desde o nome, CNPJ/CPF, endereço (informações públicas), até arquivos internos encontrados na rede. Sejam pastas públicas no Trello, post de funcionários em redes sociais, arquivos que não deveriam ser acessíveis publicamente, etc. </text:span><text:span text:style-name="T35">O objetivo aqui é ter um comprovante do que esteve em sua posse durante o processo, caso haja disputa jurídica no futuro por qualquer motivo.</text:span></text:p>
      <text:p text:style-name="P27">Vulnerabilidades</text:p>
      <text:p text:style-name="P12">__________________________________________________________________________________</text:p>
      <text:p text:style-name="P12"/>
      <text:p text:style-name="P15"><text:span text:style-name="T31">Tipo / </text:span><text:span text:style-name="T32">Nome</text:span><text:span text:style-name="T31">: </text:span><text:span text:style-name="T33">Exemplo Exemplo Exemplo</text:span></text:p>
      <text:p text:style-name="P21"><text:span text:style-name="T14"><text:tab/><text:tab/></text:span><text:span text:style-name="T26">☐</text:span><text:span text:style-name="T16"> </text:span><text:span text:style-name="T15">Crítica</text:span><text:span text:style-name="T16"><text:tab/></text:span><text:span text:style-name="T26">☐</text:span><text:span text:style-name="T16"> </text:span><text:span text:style-name="T15">Grave</text:span><text:span text:style-name="T16"><text:tab/></text:span><text:span text:style-name="T26">■</text:span><text:span text:style-name="T16"> </text:span><text:span text:style-name="T15">Média</text:span><text:span text:style-name="T16"><text:tab/></text:span><text:span text:style-name="T26">☐</text:span><text:span text:style-name="T16"> </text:span><text:span text:style-name="T15">Baixa</text:span></text:p>
      <text:p text:style-name="P20"><text:span text:style-name="T21">CVE:</text:span><text:span text:style-name="T14"> https://cve.mitre.org/cgi-bin/cvename.cgi?name=CVE-????-</text:span><text:span text:style-name="T14">????</text:span></text:p>
      <text:p text:style-name="P20"><text:span text:style-name="T21">Localização:</text:span><text:span text:style-name="T14"> https://link-vulnerável.com</text:span></text:p>
      <text:p text:style-name="P20"><text:span text:style-name="T21">Descrição:</text:span><text:span text:style-name="T14"> Descrição da vulnerabilidade. O que é, como funciona e quais os riscos.</text:span></text:p>
      <text:p text:style-name="P20"><text:span text:style-name="T14"/></text:p>
      <text:p text:style-name="P24"><text:span text:style-name="T14">[</text:span><text:span text:style-name="T13">Imagem da falha, quando perceptível. Seja do Browser ou do prompt de comando.]</text:span></text:p>
      <text:p text:style-name="P24"><text:span text:style-name="T13"/></text:p>
      <text:p text:style-name="P21"><text:span text:style-name="T22">Exploração e Pós-Exploração</text:span><text:span text:style-name="T21">:</text:span><text:span text:style-name="T14"> </text:span><text:span text:style-name="T15">Como você explorou a falha e quais resultados conseguiu com ela.</text:span></text:p>
      <text:p text:style-name="P21"><text:span text:style-name="T15"/></text:p>
      <text:p text:style-name="P17"><text:span text:style-name="T14">[</text:span><text:span text:style-name="T15">Imagem da exploração, quando perceptível. Seja do Browser ou do prompt de comando.]</text:span></text:p>
      <text:p text:style-name="P17"><text:span text:style-name="T15"/></text:p>
      <text:p text:style-name="P21"><text:span text:style-name="T22">Solução</text:span><text:span text:style-name="T21">:</text:span><text:span text:style-name="T14"> </text:span><text:span text:style-name="T15">Passo a passo sobre como resolver o problema. </text:span><text:span text:style-name="T17">Seja um parâmetro mal configurado ou uma atualização simples na versão de algum software.</text:span></text:p>
      <text:p text:style-name="P23"><text:span text:style-name="T15"/></text:p>
      <text:p text:style-name="P28">Observações</text:p>
      <text:p text:style-name="P13"><text:span text:style-name="T34">__________________________________________________________________________________________</text:span></text:p>
      <text:p text:style-name="P7"><text:span text:style-name="T35">C</text:span>omentários sobre o estado de segurança do alvo. Geralmente, problemas que não são vulnerabilidades em si: todo o ambiente está atualizado? Os colaboradores tem treinamento adequado em segurança? As credenciais utilizadas – se encontradas – são fortes? As máquinas locais são resilientes (O servidor <text:span text:style-name="T40">físico </text:span>– <text:span text:style-name="T40">se houver -</text:span> aguenta um D<text:span text:style-name="T40">D</text:span>OS, por exemplo)? Há boas práticas a serem implementadas? E quanto ao ambiente <text:span text:style-name="T40">de trabalho </text:span>(caso seja presencial)? É seguro?</text:p>
      <text:p text:style-name="P29">Conclusão</text:p>
      <text:p text:style-name="P14"><text:span text:style-name="T34">__________________________________________________________________________________________</text:span></text:p>
      <text:p text:style-name="P26"><text:span text:style-name="T23">Número total de vulnerabilidades encontradas. Subtotal dividido por gravidad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nux Biolinum G" svg:font-family="'Linux Biolinum G'" style:font-pitch="variable"/>
    <style:font-face style:name="Source Serif Pro Semibold1" svg:font-family="'Source Serif Pro Semibold'" style:font-pitch="variable"/>
    <style:font-face style:name="Liberation Serif" svg:font-family="'Liberation Serif'" style:font-family-generic="roman" style:font-pitch="variable"/>
    <style:font-face style:name="Source Serif Pro Semibold" svg:font-family="'Source Serif Pro Semibold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9-16T20:51:51.944000000</dc:date>
    <meta:editing-duration>PT23M59S</meta:editing-duration>
    <meta:editing-cycles>9</meta:editing-cycles>
    <meta:document-statistic meta:table-count="0" meta:image-count="0" meta:object-count="0" meta:page-count="6" meta:paragraph-count="42" meta:word-count="336" meta:character-count="2719" meta:non-whitespace-character-count="2390"/>
  </office:meta>
</office:document-meta>
</file>